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Cascadia Mono" svg:font-family="'Cascadia Mono'"/>
    <style:font-face style:name="Times New Roman1" svg:font-family="'Times New 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000000" style:text-line-through-style="none" style:font-name="Times New Roman1" fo:font-size="12pt" fo:language="sk" fo:country="SK" fo:font-style="normal" style:text-underline-style="none" fo:font-weight="normal" style:text-blinking="false" fo:background-color="transparent"/>
    </style:style>
    <style:style style:name="P2" style:family="paragraph" style:parent-style-name="Standard" style:list-style-name="L2">
      <style:text-properties fo:font-variant="normal" fo:text-transform="none" fo:color="#222222" style:font-name="Arial1" fo:font-size="12pt" fo:letter-spacing="normal" fo:font-style="normal" fo:font-weight="normal"/>
    </style:style>
    <style:style style:name="P3" style:family="paragraph" style:parent-style-name="Standard" style:list-style-name="L2">
      <style:paragraph-properties fo:orphans="2" fo:widows="2"/>
      <style:text-properties fo:font-variant="normal" fo:text-transform="none" fo:color="#222222" style:font-name="Arial1" fo:font-size="12pt" fo:letter-spacing="normal" fo:font-style="normal" fo:font-weight="normal"/>
    </style:style>
    <style:style style:name="P4" style:family="paragraph" style:parent-style-name="Standard" style:list-style-name="L2">
      <style:text-properties fo:font-variant="normal" fo:text-transform="none" fo:color="#222222" fo:letter-spacing="normal"/>
    </style:style>
    <style:style style:name="P5" style:family="paragraph" style:parent-style-name="Standard" style:list-style-name="L2">
      <style:paragraph-properties fo:orphans="2" fo:widows="2"/>
      <style:text-properties fo:font-variant="normal" fo:text-transform="none" fo:color="#222222" fo:letter-spacing="normal"/>
    </style:style>
    <style:style style:name="P6" style:family="paragraph" style:parent-style-name="Standard" style:list-style-name="L2"/>
    <style:style style:name="P7" style:family="paragraph" style:parent-style-name="Standard">
      <style:paragraph-properties fo:margin-left="0cm" fo:margin-right="0cm" fo:orphans="2" fo:widows="2" fo:text-indent="0cm" style:auto-text-indent="false"/>
      <style:text-properties fo:font-variant="normal" fo:text-transform="none" fo:color="#222222" style:font-name="Arial1" fo:font-size="12pt" fo:letter-spacing="normal" fo:font-style="normal" fo:font-weight="normal"/>
    </style:style>
    <style:style style:name="P8" style:family="paragraph" style:parent-style-name="Standard">
      <style:paragraph-properties fo:margin-left="0cm" fo:margin-right="0cm" fo:orphans="2" fo:widows="2" fo:text-indent="0cm" style:auto-text-indent="false"/>
      <style:text-properties fo:font-variant="normal" fo:text-transform="none" fo:color="#222222" fo:letter-spacing="normal"/>
    </style:style>
    <style:style style:name="T1" style:family="text">
      <style:text-properties fo:font-variant="normal" fo:text-transform="none" fo:color="#222222" style:font-name="Arial1" fo:font-size="12pt" fo:letter-spacing="normal" fo:font-style="normal" fo:font-weight="normal"/>
    </style:style>
    <style:style style:name="T2" style:family="text">
      <style:text-properties style:font-name="Arial1" fo:font-size="12pt" fo:font-style="normal"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ipomienky Vlado</text:p>
      <text:p text:style-name="P1"/>
      <text:list xml:id="list625090578134510890" text:style-name="L2">
        <text:list-item>
          <text:p text:style-name="P6"><text:span text:style-name="T1">na niektorých telefónoch nefunguje aktivácia kódom</text:span> (Dano – áno overené).A<text:span text:style-name="T1">k aj pridám alebo vymažem napr zariadenie, odstránim apku aj inštalačný súbor z telefónu opäť stiahnem z APK  vždy mi nainštaluje pôvodné hodnoty. Niečo podobné som popisoval už dávnejšie. Bolo to na manželkinom mobile teraz to je z 5 na troch. Na  jednom sa mi to podarilo odstrániť keď som odinštaloval len apku a nainštaloval s pôvodne stiahnutým inštalákom. Na iných to takto nejde.   </text:span> </text:p>
        </text:list-item>
        <text:list-item>
          <text:p text:style-name="P6"><text:span text:style-name="T1">výber EAN z prehľadu je OK</text:span> </text:p>
        </text:list-item>
        <text:list-item>
          <text:p text:style-name="P2">výber EAN z "Výber " - "EAN" </text:p>
        </text:list-item>
      </text:list>
      <text:p text:style-name="P7"><text:tab/>a. Ak urobím výber a navolím možnosť "NIE" apka spadne - vždy pravidelne</text:p>
      <text:p text:style-name="P7"><text:tab/>b. ak je pod jedným EAN uložená iba jedna položka urobiť to tak isto ako pri výbere tagom. Zobraziť button "výber" a t.ď.  Takto bude uložených 90% položiek.</text:p>
      <text:p text:style-name="P7">Ak je viacero položiek pod jedným Eanom tak výber je OK (okrem navolenia možnosti "nie" - vtedy apka spadne) (Poznámka Dano – k tomuto bodu sa vrátim neskôr) </text:p>
      <text:list xml:id="list35262940" text:continue-numbering="true" text:style-name="L2">
        <text:list-item>
          <text:p text:style-name="P6"><text:span text:style-name="T1">- výpočet expirácie pri vkladaní tej istej kategórie "tagom" a "eanom" je správny no pri vkladaní "manuál " je zlý</text:span> (Dano - to funguje úplne zle vo všetkých prípadoch. Dám bravčové 10 dní, ryby dvanásť dní a vložím 4.7.2022 a expiráciu mám v oboch prípadoch 14.7.2022. Ide o to, že pri vkladaní sa použijú posledné použité hodnoty a ak zmením kategóriu, tak sa to neprepočíta, teda sa použije posledne použité. Je to jasne vidieť z dialógu pre vkladanie, dátum vloženia je menný, tak aj expirácia sa musí zmeniť, ale aj keď sa zmení kategória, tak dátum expirácie sa musí zmeniť, ale aj keď zmeníť ručne dátum expiráacie, tak sa musí zmeniť – to vysvetlím pri meetingu)</text:p>
        </text:list-item>
        <text:list-item>
          <text:p text:style-name="P6"><text:span text:style-name="T1">- do tagu pridať zapisovať aj "poznámku" </text:span> - to je jednoducho riešiteľné</text:p>
        </text:list-item>
        <text:list-item>
          <text:p text:style-name="P4"> <text:span text:style-name="T2">detailný popis položky - v riadku "pozícia" zobrazovať dlhší text, v inej obrazovke napr. pri manuálnom vložení je to OK - to je jednoducho riešiteľné</text:span></text:p>
        </text:list-item>
        <text:list-item>
          <text:p text:style-name="P5"><text:span text:style-name="T2">popis na obrazovke hore pri vkladaní tagom nesedí je tam "manuálne vloženie - to by trebalo prekontrolovať všade - to je jednoducho riešiteľné, treba skontrolovať</text:span></text:p>
        </text:list-item>
        <text:list-item>
          <text:p text:style-name="P3"><text:span text:style-name="T2">v možnosti filtra pri popise "vyberte tovar" a "vyberte zariadenie"  zmeniť na " vyberte tovar-všetko" a "vyberte zariadenie - všetko" teraz neviem že ak navolím "vyberte tovar" je to myslené ako všetko (Poznámka dano – keď je to šedé tak to núti užívateľa ak chce niečo vybrať aby niečo zvolil. Ak nevyberie, tak sa vyberá všetko. Možno riešiť „Vyberte zariadenie (všetky)“)</text:span></text:p>
        </text:list-item>
      </text:list>
      <text:p text:style-name="P8"><text:span text:style-name="T2"/></text:p>
      <text:p text:style-name="P8"><text:span text:style-name="T2">Pripomienky Dano</text:span></text:p>
      <text:p text:style-name="P8"><text:span text:style-name="T2"><text:s/></text:span></text:p>
      <text:list xml:id="list35245137" text:continue-numbering="true" text:style-name="L2">
        <text:list-item>
          <text:p text:style-name="P6">Vloženie EAN – ešte nemám načítané EAN a button ULOŽIŤ je v stave Enable. Ak ho stlačím, tak sa zapíše prázdny EAN a už ho neviem pomocou EAN vybrať</text:p>
        </text:list-item>
        <text:list-item>
          <text:p text:style-name="P6">Keď sa vrátim pri vložení EAN bez zápisu, tak sa pri opätovnom vložení zobrazí predtým načítaný EAN. Ale možno by to tak mohlo byť správne.</text:p>
        </text:list-item>
        <text:list-item>
          <text:p text:style-name="P6">Teraz by som jednoznačne doporučoval zjednodušiť funkcionalitu nasledovne: Pri vkladaní pri voľbe manual dať hlášku zápis prebehol úspešne. Pri vkladaní TAG nemať tlačidlo ULOŽIŤ, ale po úspešnom prečítaní TAG dať hlášku zápis prebehol úspešne. Ostatné hlášky ponechať. Pri vkladaní EAN, po úspešnom prečítaní, podobne ako pri TAG, dať hlášku zápis prebehol úspešne.</text:p>
        </text:list-item>
        <text:list-item>
          <text:p text:style-name="P6">Pri výbere cez EAN, po načítaní zobraziť zoznam aj viacerých EAN, ak na ktorýkoľvek klikne, zobraziť detali položky a po stlačení VYBER vybrať konrétne stlačenú položku.</text:p>
        </text:list-item>
        <text:list-item>
          <text:p text:style-name="P6">Kedykoľvek máme zobrazenú položku je jedno v dialógu, keď na ňu kliknem, tak zobraziť detailný popis položky.</text:p>
        </text:list-item>
      </text:list>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Cascadia Mono" svg:font-family="'Cascadia Mono'"/>
    <style:font-face style:name="Times New Roman1" svg:font-family="'Times New 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Martinko</meta:initial-creator>
    <meta:creation-date>2022-05-31T12:32:18.24</meta:creation-date>
    <dc:date>2022-07-04T15:01:22.15</dc:date>
    <dc:creator>Daniel Martinko</dc:creator>
    <meta:editing-duration>PT5H52M12S</meta:editing-duration>
    <meta:editing-cycles>4</meta:editing-cycles>
    <meta:generator>OpenOffice/4.1.7$Win32 OpenOffice.org_project/417m1$Build-9800</meta:generator>
    <meta:document-statistic meta:table-count="0" meta:image-count="0" meta:object-count="0" meta:page-count="1" meta:paragraph-count="19" meta:word-count="560" meta:character-count="3330"/>
  </office:meta>
</office:document-meta>
</file>